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d32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ff6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LMSans10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margin-left="0cm" fo:margin-right="0cm" fo:text-align="center" fo:text-indent="0cm"/>
      <style:text-properties fo:font-family="LMSans10" style:font-family-generic="swiss" style:font-pitch="variable"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family="LMSans10" style:font-family-generic="swiss" style:font-pitch="variable" fo:font-size="14pt" style:font-size-asian="14pt" style:font-size-complex="14pt"/>
    </style:style>
    <style:style style:name="P6" style:family="paragraph">
      <style:paragraph-properties fo:margin-left="0cm" fo:margin-right="0cm" fo:text-indent="0cm"/>
      <style:text-properties fo:font-family="LMSans10" style:font-family-generic="swiss" style:font-pitch="variable" fo:font-size="14pt" style:font-size-asian="14pt" style:font-size-complex="14pt"/>
    </style:style>
    <style:style style:name="P7" style:family="paragraph">
      <style:paragraph-properties fo:text-align="center"/>
    </style:style>
    <style:style style:name="T1" style:family="text">
      <style:text-properties fo:font-family="LMSans10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LMSans10" style:font-family-generic="swiss" style:font-pitch="variable" fo:font-size="14pt" style:font-size-asian="14pt" style:font-size-complex="14pt"/>
    </style:style>
    <style:style style:name="T3" style:family="text">
      <style:text-properties fo:font-family="LMSans10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ltra-init-trans" draw:style-name="dp1" draw:master-page-name="Default">
        <draw:g draw:id="id1">
          <draw:custom-shape draw:style-name="gr1" draw:text-style-name="P2" draw:layer="layout" svg:width="3.871cm" svg:height="0.608cm" svg:x="12.205cm" svg:y="3.205cm">
            <text:p text:style-name="P1"><text:span text:style-name="T1">main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871cm" svg:height="1.158cm" svg:x="12.214cm" svg:y="3.847cm">
            <text:p text:style-name="P3"><text:span text:style-name="T2">init_transmi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">
          <draw:custom-shape draw:style-name="gr1" draw:text-style-name="P2" draw:layer="layout" svg:width="7cm" svg:height="0.6cm" svg:x="10.645cm" svg:y="6.42cm">
            <text:p text:style-name="P1"><text:span text:style-name="T1">video_codec.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7cm" svg:height="1.139cm" svg:x="10.645cm" svg:y="7.081cm">
            <text:p text:style-name="P3"><text:span text:style-name="T2">vcodec_encoder_get_framelen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3">
          <draw:custom-shape draw:style-name="gr1" draw:text-style-name="P2" draw:layer="layout" svg:width="3.871cm" svg:height="0.608cm" svg:x="12.205cm" svg:y="9.636cm">
            <text:p text:style-name="P1"><text:span text:style-name="T1">transmit.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871cm" svg:height="1.158cm" svg:x="12.214cm" svg:y="10.278cm">
            <text:p text:style-name="P3"><text:span text:style-name="T2">tx_ini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4">
          <draw:custom-shape draw:style-name="gr1" draw:text-style-name="P2" draw:layer="layout" svg:width="3.871cm" svg:height="0.608cm" svg:x="12.205cm" svg:y="12.8cm">
            <text:p text:style-name="P1"><text:span text:style-name="T1">sbuf.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871cm" svg:height="1.158cm" svg:x="12.214cm" svg:y="13.442cm">
            <text:p text:style-name="P3"><text:span text:style-name="T2">sbuf_ini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6" draw:id="id5" draw:layer="layout" svg:width="5.715cm" svg:height="0.984cm" svg:x="8.688cm" svg:y="16.07cm">
          <draw:text-box>
            <text:p text:style-name="P5"><text:span text:style-name="T3">sbuf_get_context()</text:span></text:p>
          </draw:text-box>
        </draw:frame>
        <draw:frame draw:style-name="gr3" draw:text-style-name="P6" draw:id="id6" draw:layer="layout" svg:width="5.715cm" svg:height="0.984cm" svg:x="13.888cm" svg:y="16.07cm">
          <draw:text-box>
            <text:p text:style-name="P5"><text:span text:style-name="T3">sbuf_set_context()</text:span></text:p>
          </draw:text-box>
        </draw:frame>
        <draw:connector draw:style-name="gr4" draw:text-style-name="P7" draw:layer="layout" draw:type="line" svg:x1="14.145cm" svg:y1="5.005cm" svg:x2="14.145cm" svg:y2="6.42cm" draw:start-shape="id1" draw:start-glue-point="2" draw:end-shape="id2" draw:end-glue-point="0" svg:d="m14145 5005v1415">
          <text:p/>
        </draw:connector>
        <draw:connector draw:style-name="gr4" draw:text-style-name="P7" draw:layer="layout" draw:type="line" svg:x1="14.145cm" svg:y1="8.22cm" svg:x2="14.145cm" svg:y2="9.636cm" draw:start-shape="id2" draw:start-glue-point="2" draw:end-shape="id3" draw:end-glue-point="0" svg:d="m14145 8220v1416">
          <text:p/>
        </draw:connector>
        <draw:connector draw:style-name="gr4" draw:text-style-name="P7" draw:layer="layout" draw:type="line" svg:x1="14.145cm" svg:y1="11.436cm" svg:x2="14.145cm" svg:y2="12.8cm" draw:start-shape="id3" draw:start-glue-point="2" draw:end-shape="id4" draw:end-glue-point="0" svg:d="m14145 11436v1364">
          <text:p/>
        </draw:connector>
        <draw:connector draw:style-name="gr4" draw:text-style-name="P7" draw:layer="layout" svg:x1="14.145cm" svg:y1="14.6cm" svg:x2="11.545cm" svg:y2="16.07cm" draw:start-shape="id4" draw:start-glue-point="2" draw:end-shape="id5" draw:end-glue-point="0" svg:d="m14145 14600v735h-2600v735">
          <text:p/>
        </draw:connector>
        <draw:connector draw:style-name="gr4" draw:text-style-name="P7" draw:layer="layout" svg:x1="14.145cm" svg:y1="14.6cm" svg:x2="16.745cm" svg:y2="16.07cm" draw:start-shape="id4" draw:start-glue-point="2" draw:end-shape="id6" draw:end-glue-point="0" svg:d="m14145 14600v735h2600v735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ko" style:country-asian="KR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oo-Hyun Choi</meta:initial-creator>
    <meta:creation-date>2008-07-01T01:01:37</meta:creation-date>
    <dc:creator>Soo-Hyun Choi</dc:creator>
    <dc:date>2008-07-01T01:17:47</dc:date>
    <meta:editing-cycles>2</meta:editing-cycles>
    <meta:editing-duration>PT16M10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